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4.15395833333333cm" style:use-optimal-column-width="true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cl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02" table:style-name="ce1">
            <text:p>121919202</text:p>
          </table:table-cell>
          <table:table-cell office:value-type="string" table:style-name="ce1">
            <text:p>Agusti Jonal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1361976434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37" table:style-name="ce1">
            <text:p>121919237</text:p>
          </table:table-cell>
          <table:table-cell office:value-type="string" table:style-name="ce1">
            <text:p>Amat Ngati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5379901818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35" table:style-name="ce1">
            <text:p>121919235</text:p>
          </table:table-cell>
          <table:table-cell office:value-type="string" table:style-name="ce1">
            <text:p>Amri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5275560606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18" table:style-name="ce1">
            <text:p>121919218</text:p>
          </table:table-cell>
          <table:table-cell office:value-type="string" table:style-name="ce1">
            <text:p>Angget Suprayetn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1261614196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24" table:style-name="ce1">
            <text:p>121919224</text:p>
          </table:table-cell>
          <table:table-cell office:value-type="string" table:style-name="ce1">
            <text:p>Ardiansya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5270089252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16" table:style-name="ce1">
            <text:p>121919216</text:p>
          </table:table-cell>
          <table:table-cell office:value-type="string" table:style-name="ce1">
            <text:p>Atika Ramadhani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362544504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28" table:style-name="ce1">
            <text:p>121919228</text:p>
          </table:table-cell>
          <table:table-cell office:value-type="string" table:style-name="ce1">
            <text:p>Ayuningsi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267687275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34" table:style-name="ce1">
            <text:p>121919234</text:p>
          </table:table-cell>
          <table:table-cell office:value-type="string" table:style-name="ce1">
            <text:p>Bahsri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176348840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33" table:style-name="ce1">
            <text:p>121919233</text:p>
          </table:table-cell>
          <table:table-cell office:value-type="string" table:style-name="ce1">
            <text:p>Bakhtiar Effendy Daula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1362058762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29" table:style-name="ce1">
            <text:p>121919229</text:p>
          </table:table-cell>
          <table:table-cell office:value-type="string" table:style-name="ce1">
            <text:p>Eriyawati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361375687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26" table:style-name="ce1">
            <text:p>121919226</text:p>
          </table:table-cell>
          <table:table-cell office:value-type="string" table:style-name="ce1">
            <text:p>Fahri Utam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36924466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05" table:style-name="ce1">
            <text:p>121919205</text:p>
          </table:table-cell>
          <table:table-cell office:value-type="string" table:style-name="ce1">
            <text:p>Fitri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131811717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32" table:style-name="ce1">
            <text:p>121919232</text:p>
          </table:table-cell>
          <table:table-cell office:value-type="string" table:style-name="ce1">
            <text:p>Haris Fadilla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165989257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11" table:style-name="ce1">
            <text:p>121919211</text:p>
          </table:table-cell>
          <table:table-cell office:value-type="string" table:style-name="ce1">
            <text:p>Herawati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1269779934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03" table:style-name="ce1">
            <text:p>121919203</text:p>
          </table:table-cell>
          <table:table-cell office:value-type="string" table:style-name="ce1">
            <text:p>Imanida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176851268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21" table:style-name="ce1">
            <text:p>121919221</text:p>
          </table:table-cell>
          <table:table-cell office:value-type="string" table:style-name="ce1">
            <text:p>Indah Sari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126296411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17" table:style-name="ce1">
            <text:p>121919217</text:p>
          </table:table-cell>
          <table:table-cell office:value-type="string" table:style-name="ce1">
            <text:p>Irmadani Yunand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276831736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01" table:style-name="ce1">
            <text:p>121919201</text:p>
          </table:table-cell>
          <table:table-cell office:value-type="string" table:style-name="ce1">
            <text:p>Jurianingsi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3193392278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23" table:style-name="ce1">
            <text:p>121919223</text:p>
          </table:table-cell>
          <table:table-cell office:value-type="string" table:style-name="ce1">
            <text:p>Kamelia Rosd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167834213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07" table:style-name="ce1">
            <text:p>121919207</text:p>
          </table:table-cell>
          <table:table-cell office:value-type="string" table:style-name="ce1">
            <text:p>Kelinem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161219816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20" table:style-name="ce1">
            <text:p>121919220</text:p>
          </table:table-cell>
          <table:table-cell office:value-type="string" table:style-name="ce1">
            <text:p>Miranti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164358977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22" table:style-name="ce1">
            <text:p>121919222</text:p>
          </table:table-cell>
          <table:table-cell office:value-type="string" table:style-name="ce1">
            <text:p>Nurhasana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166642419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27" table:style-name="ce1">
            <text:p>121919227</text:p>
          </table:table-cell>
          <table:table-cell office:value-type="string" table:style-name="ce1">
            <text:p>Nurhasana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27325869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14" table:style-name="ce1">
            <text:p>121919214</text:p>
          </table:table-cell>
          <table:table-cell office:value-type="string" table:style-name="ce1">
            <text:p>Rabiatul Adawiya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139609479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08" table:style-name="ce1">
            <text:p>121919208</text:p>
          </table:table-cell>
          <table:table-cell office:value-type="string" table:style-name="ce1">
            <text:p>Rafika Fadill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5276656386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10" table:style-name="ce1">
            <text:p>121919210</text:p>
          </table:table-cell>
          <table:table-cell office:value-type="string" table:style-name="ce1">
            <text:p>Ridua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5297363423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09" table:style-name="ce1">
            <text:p>121919209</text:p>
          </table:table-cell>
          <table:table-cell office:value-type="string" table:style-name="ce1">
            <text:p>Santy Chaniag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5370474963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04" table:style-name="ce1">
            <text:p>121919204</text:p>
          </table:table-cell>
          <table:table-cell office:value-type="string" table:style-name="ce1">
            <text:p>Shuli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5373672243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15" table:style-name="ce1">
            <text:p>121919215</text:p>
          </table:table-cell>
          <table:table-cell office:value-type="string" table:style-name="ce1">
            <text:p>Siti Aisya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126522493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25" table:style-name="ce1">
            <text:p>121919225</text:p>
          </table:table-cell>
          <table:table-cell office:value-type="string" table:style-name="ce1">
            <text:p>Siti Masita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367421046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12" table:style-name="ce1">
            <text:p>121919212</text:p>
          </table:table-cell>
          <table:table-cell office:value-type="string" table:style-name="ce1">
            <text:p>Sri Wahyuni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537025578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30" table:style-name="ce1">
            <text:p>121919230</text:p>
          </table:table-cell>
          <table:table-cell office:value-type="string" table:style-name="ce1">
            <text:p>Vikram Pan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170658170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31" table:style-name="ce1">
            <text:p>121919231</text:p>
          </table:table-cell>
          <table:table-cell office:value-type="string" table:style-name="ce1">
            <text:p>Vivi Handayani 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216038689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06" table:style-name="ce1">
            <text:p>121919206</text:p>
          </table:table-cell>
          <table:table-cell office:value-type="string" table:style-name="ce1">
            <text:p>Wiki Wulandari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8261799279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19" table:style-name="ce1">
            <text:p>121919219</text:p>
          </table:table-cell>
          <table:table-cell office:value-type="string" table:style-name="ce1">
            <text:p>Wildan Anwar Lubi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1396808883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13" table:style-name="ce1">
            <text:p>121919213</text:p>
          </table:table-cell>
          <table:table-cell office:value-type="string" table:style-name="ce1">
            <text:p>Zafrial Amand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3196896536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21919236" table:style-name="ce1">
            <text:p>121919236</text:p>
          </table:table-cell>
          <table:table-cell office:value-type="string" table:style-name="ce1">
            <text:p>Zulfadillah Hasb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81265503887</text:p>
          </table:table-cell>
          <table:table-cell table:number-columns-repeated="16376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PS</meta:initial-creator>
    <dc:creator>BPS</dc:creator>
    <meta:creation-date>2020-04-06T09:15:30Z</meta:creation-date>
    <dc:date>2020-04-06T09:15:30Z</dc:date>
  </office:meta>
</office:document-meta>
</file>